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2cd5" officeooo:paragraph-rsid="001f2cd5"/>
    </style:style>
    <style:style style:name="P2" style:family="paragraph" style:parent-style-name="First_20_line_20_indent">
      <style:text-properties officeooo:rsid="00216b04" officeooo:paragraph-rsid="00216b04"/>
    </style:style>
    <style:style style:name="P3" style:family="paragraph" style:parent-style-name="First_20_line_20_indent">
      <style:text-properties officeooo:rsid="00249ad7" officeooo:paragraph-rsid="00249ad7"/>
    </style:style>
    <style:style style:name="P4" style:family="paragraph" style:parent-style-name="First_20_line_20_indent">
      <style:text-properties officeooo:rsid="0026129d" officeooo:paragraph-rsid="0026129d"/>
    </style:style>
    <style:style style:name="P5" style:family="paragraph" style:parent-style-name="First_20_line_20_indent">
      <style:text-properties officeooo:rsid="0026a3f2" officeooo:paragraph-rsid="0026a3f2"/>
    </style:style>
    <style:style style:name="P6" style:family="paragraph" style:parent-style-name="First_20_line_20_indent">
      <style:text-properties officeooo:rsid="00282461" officeooo:paragraph-rsid="00282461"/>
    </style:style>
    <style:style style:name="P7" style:family="paragraph" style:parent-style-name="First_20_line_20_indent">
      <style:text-properties officeooo:rsid="0028b00f" officeooo:paragraph-rsid="0028b00f"/>
    </style:style>
    <style:style style:name="P8" style:family="paragraph" style:parent-style-name="First_20_line_20_indent">
      <style:text-properties officeooo:rsid="0029112e" officeooo:paragraph-rsid="0029112e"/>
    </style:style>
    <style:style style:name="P9" style:family="paragraph" style:parent-style-name="First_20_line_20_indent">
      <style:text-properties officeooo:rsid="002ad86b" officeooo:paragraph-rsid="002ad86b"/>
    </style:style>
    <style:style style:name="P10" style:family="paragraph" style:parent-style-name="First_20_line_20_indent">
      <style:text-properties officeooo:rsid="002ad86b" officeooo:paragraph-rsid="002cba03"/>
    </style:style>
    <style:style style:name="P11" style:family="paragraph" style:parent-style-name="First_20_line_20_indent">
      <style:text-properties officeooo:rsid="002cba03" officeooo:paragraph-rsid="002cba03"/>
    </style:style>
    <style:style style:name="P12" style:family="paragraph" style:parent-style-name="First_20_line_20_indent">
      <style:text-properties officeooo:rsid="002e3a08" officeooo:paragraph-rsid="002e3a08"/>
    </style:style>
    <style:style style:name="P13" style:family="paragraph" style:parent-style-name="First_20_line_20_indent">
      <style:text-properties officeooo:rsid="002ee6de" officeooo:paragraph-rsid="002ee6de"/>
    </style:style>
    <style:style style:name="P14" style:family="paragraph" style:parent-style-name="First_20_line_20_indent">
      <style:text-properties officeooo:rsid="00319393" officeooo:paragraph-rsid="00319393"/>
    </style:style>
    <style:style style:name="P15" style:family="paragraph" style:parent-style-name="First_20_line_20_indent">
      <style:text-properties officeooo:rsid="00322a0c" officeooo:paragraph-rsid="00322a0c"/>
    </style:style>
    <style:style style:name="P16" style:family="paragraph" style:parent-style-name="First_20_line_20_indent">
      <style:text-properties officeooo:rsid="00368501" officeooo:paragraph-rsid="00368501"/>
    </style:style>
    <style:style style:name="P17" style:family="paragraph" style:parent-style-name="First_20_line_20_indent">
      <style:text-properties officeooo:rsid="0036dbeb" officeooo:paragraph-rsid="0036dbeb"/>
    </style:style>
    <style:style style:name="P18" style:family="paragraph" style:parent-style-name="First_20_line_20_indent">
      <style:text-properties officeooo:rsid="00384880" officeooo:paragraph-rsid="00384880"/>
    </style:style>
    <style:style style:name="P19" style:family="paragraph" style:parent-style-name="First_20_line_20_indent">
      <style:text-properties officeooo:rsid="003a6251" officeooo:paragraph-rsid="003a6251"/>
    </style:style>
    <style:style style:name="P20" style:family="paragraph" style:parent-style-name="First_20_line_20_indent">
      <style:text-properties officeooo:rsid="003cc701" officeooo:paragraph-rsid="003cc701"/>
    </style:style>
    <style:style style:name="P21" style:family="paragraph" style:parent-style-name="First_20_line_20_indent">
      <style:text-properties officeooo:rsid="003e1e46" officeooo:paragraph-rsid="003e1e46"/>
    </style:style>
    <style:style style:name="P22" style:family="paragraph" style:parent-style-name="First_20_line_20_indent">
      <style:text-properties officeooo:rsid="004506ed" officeooo:paragraph-rsid="004506ed"/>
    </style:style>
    <style:style style:name="P23" style:family="paragraph" style:parent-style-name="First_20_line_20_indent">
      <style:text-properties officeooo:rsid="0046ffe6" officeooo:paragraph-rsid="0046ffe6"/>
    </style:style>
    <style:style style:name="P24" style:family="paragraph" style:parent-style-name="First_20_line_20_indent">
      <style:text-properties officeooo:paragraph-rsid="0046ffe6"/>
    </style:style>
    <style:style style:name="P25" style:family="paragraph" style:parent-style-name="First_20_line_20_indent">
      <style:text-properties officeooo:rsid="0047b471" officeooo:paragraph-rsid="0047b471"/>
    </style:style>
    <style:style style:name="P26" style:family="paragraph" style:parent-style-name="Subtitle">
      <style:text-properties officeooo:paragraph-rsid="001f2cd5"/>
    </style:style>
    <style:style style:name="P27" style:family="paragraph" style:parent-style-name="Hanging_20_indent">
      <style:text-properties officeooo:rsid="001f68a3" officeooo:paragraph-rsid="0020db38"/>
    </style:style>
    <style:style style:name="P28" style:family="paragraph" style:parent-style-name="Hanging_20_indent">
      <style:text-properties officeooo:paragraph-rsid="00249ad7"/>
    </style:style>
    <style:style style:name="P29" style:family="paragraph" style:parent-style-name="Hanging_20_indent">
      <style:text-properties officeooo:rsid="004644c8" officeooo:paragraph-rsid="004644c8"/>
    </style:style>
    <style:style style:name="P30" style:family="paragraph" style:parent-style-name="Hanging_20_indent">
      <style:text-properties officeooo:rsid="0046ffe6" officeooo:paragraph-rsid="0046ffe6"/>
    </style:style>
    <style:style style:name="P31" style:family="paragraph" style:parent-style-name="Hanging_20_indent">
      <style:text-properties officeooo:paragraph-rsid="00494ebc"/>
    </style:style>
    <style:style style:name="P32" style:family="paragraph" style:parent-style-name="Title">
      <style:text-properties officeooo:paragraph-rsid="001f2cd5"/>
    </style:style>
    <style:style style:name="P33" style:family="paragraph" style:parent-style-name="Standard">
      <style:paragraph-properties fo:margin-left="1cm" fo:margin-right="0cm" fo:text-align="start" style:justify-single-word="false" fo:text-indent="0cm" style:auto-text-indent="false" style:writing-mode="page"/>
    </style:style>
    <style:style style:name="P34" style:family="paragraph" style:parent-style-name="Standard">
      <style:paragraph-properties fo:margin-left="1cm" fo:margin-right="0cm" fo:text-indent="0cm" style:auto-text-indent="false" style:writing-mode="page"/>
      <style:text-properties officeooo:rsid="00384880" officeooo:paragraph-rsid="00384880"/>
    </style:style>
    <style:style style:name="P35" style:family="paragraph" style:parent-style-name="Standard">
      <style:paragraph-properties fo:margin-left="1cm" fo:margin-right="0cm" fo:text-align="start" style:justify-single-word="false" fo:text-indent="0cm" style:auto-text-indent="false" style:writing-mode="page"/>
      <style:text-properties fo:color="#3f5fbf" style:font-name="Consolas" fo:font-size="10pt" style:font-size-asian="10pt"/>
    </style:style>
    <style:style style:name="P36" style:family="paragraph" style:parent-style-name="Standard">
      <style:paragraph-properties fo:margin-left="1cm" fo:margin-right="0cm" fo:text-align="start" style:justify-single-word="false" fo:text-indent="0cm" style:auto-text-indent="false" style:writing-mode="page"/>
      <style:text-properties fo:color="#000000" style:font-name="Consolas" fo:font-size="10pt" style:font-size-asian="10pt"/>
    </style:style>
    <style:style style:name="P37" style:family="paragraph" style:parent-style-name="Standard">
      <style:paragraph-properties fo:margin-left="2cm" fo:margin-right="0cm" fo:text-indent="0cm" style:auto-text-indent="false" style:writing-mode="page"/>
      <style:text-properties officeooo:rsid="002cba03" officeooo:paragraph-rsid="002cba03"/>
    </style:style>
    <style:style style:name="P38" style:family="paragraph" style:parent-style-name="Standard">
      <style:paragraph-properties fo:margin-left="2cm" fo:margin-right="0cm" fo:text-align="start" style:justify-single-word="false" fo:text-indent="0cm" style:auto-text-indent="false" style:writing-mode="page"/>
    </style:style>
    <style:style style:name="P39" style:family="paragraph" style:parent-style-name="Standard">
      <style:paragraph-properties fo:margin-left="2cm" fo:margin-right="0cm" fo:text-indent="0cm" style:auto-text-indent="false" style:writing-mode="page"/>
      <style:text-properties style:text-underline-style="none" officeooo:paragraph-rsid="002cba03"/>
    </style:style>
    <style:style style:name="P40" style:family="paragraph" style:parent-style-name="Standard">
      <style:paragraph-properties fo:margin-left="2cm" fo:margin-right="0cm" fo:text-indent="0cm" style:auto-text-indent="false" style:writing-mode="page"/>
      <style:text-properties officeooo:paragraph-rsid="002cba03"/>
    </style:style>
    <style:style style:name="P41" style:family="paragraph" style:parent-style-name="Standard">
      <style:paragraph-properties fo:margin-left="2cm" fo:margin-right="0cm" fo:text-indent="0cm" style:auto-text-indent="false" style:writing-mode="page"/>
      <style:text-properties officeooo:rsid="002e3a08" officeooo:paragraph-rsid="002e3a08"/>
    </style:style>
    <style:style style:name="P42" style:family="paragraph" style:parent-style-name="First_20_line_20_indent" style:list-style-name="L1"/>
    <style:style style:name="P43" style:family="paragraph" style:parent-style-name="Hanging_20_indent">
      <style:text-properties officeooo:rsid="0049e2b5" officeooo:paragraph-rsid="0049e2b5"/>
    </style:style>
    <style:style style:name="T1" style:family="text">
      <style:text-properties officeooo:rsid="001f2cd5"/>
    </style:style>
    <style:style style:name="T2" style:family="text">
      <style:text-properties fo:font-style="italic" style:font-style-asian="italic" style:font-style-complex="italic"/>
    </style:style>
    <style:style style:name="T3" style:family="text">
      <style:text-properties fo:font-style="italic" officeooo:rsid="001ff3a4" style:font-style-asian="italic" style:font-style-complex="italic"/>
    </style:style>
    <style:style style:name="T4" style:family="text">
      <style:text-properties fo:font-style="italic" officeooo:rsid="0020db38" style:font-style-asian="italic" style:font-style-complex="italic"/>
    </style:style>
    <style:style style:name="T5" style:family="text">
      <style:text-properties fo:font-style="italic" officeooo:rsid="00231cf7" style:font-style-asian="italic" style:font-style-complex="italic"/>
    </style:style>
    <style:style style:name="T6" style:family="text">
      <style:text-properties fo:font-style="italic" officeooo:rsid="00282461" style:font-style-asian="italic" style:font-style-complex="italic"/>
    </style:style>
    <style:style style:name="T7" style:family="text">
      <style:text-properties fo:font-style="italic" officeooo:rsid="0028b00f" style:font-style-asian="italic" style:font-style-complex="italic"/>
    </style:style>
    <style:style style:name="T8" style:family="text">
      <style:text-properties fo:font-style="italic" officeooo:rsid="0029112e" style:font-style-asian="italic" style:font-style-complex="italic"/>
    </style:style>
    <style:style style:name="T9" style:family="text">
      <style:text-properties fo:font-style="italic" officeooo:rsid="002ad86b" style:font-style-asian="italic" style:font-style-complex="italic"/>
    </style:style>
    <style:style style:name="T10" style:family="text">
      <style:text-properties fo:font-style="italic" officeooo:rsid="002cba03" style:font-style-asian="italic" style:font-style-complex="italic"/>
    </style:style>
    <style:style style:name="T11" style:family="text">
      <style:text-properties fo:font-style="italic" officeooo:rsid="0030073f" style:font-style-asian="italic" style:font-style-complex="italic"/>
    </style:style>
    <style:style style:name="T12" style:family="text">
      <style:text-properties fo:font-style="italic" officeooo:rsid="00384880" style:font-style-asian="italic" style:font-style-complex="italic"/>
    </style:style>
    <style:style style:name="T13" style:family="text">
      <style:text-properties fo:font-style="italic" officeooo:rsid="0036dbeb" style:font-style-asian="italic" style:font-style-complex="italic"/>
    </style:style>
    <style:style style:name="T14" style:family="text">
      <style:text-properties fo:font-style="italic" officeooo:rsid="0038b1f8" style:font-style-asian="italic" style:font-style-complex="italic"/>
    </style:style>
    <style:style style:name="T15" style:family="text">
      <style:text-properties fo:font-style="italic" officeooo:rsid="003f28b5" style:font-style-asian="italic" style:font-style-complex="italic"/>
    </style:style>
    <style:style style:name="T16" style:family="text">
      <style:text-properties fo:font-style="italic" officeooo:rsid="0040a585" style:font-style-asian="italic" style:font-style-complex="italic"/>
    </style:style>
    <style:style style:name="T17" style:family="text">
      <style:text-properties fo:font-style="italic" officeooo:rsid="0046ffe6" style:font-style-asian="italic" style:font-style-complex="italic"/>
    </style:style>
    <style:style style:name="T18" style:family="text">
      <style:text-properties fo:font-style="italic" officeooo:rsid="00494ebc" style:font-style-asian="italic" style:font-style-complex="italic"/>
    </style:style>
    <style:style style:name="T19" style:family="text">
      <style:text-properties officeooo:rsid="001ff3a4"/>
    </style:style>
    <style:style style:name="T20" style:family="text">
      <style:text-properties officeooo:rsid="0020db38"/>
    </style:style>
    <style:style style:name="T21" style:family="text">
      <style:text-properties officeooo:rsid="00231cf7"/>
    </style:style>
    <style:style style:name="T22" style:family="text">
      <style:text-properties officeooo:rsid="00249ad7"/>
    </style:style>
    <style:style style:name="T23" style:family="text">
      <style:text-properties officeooo:rsid="00282461"/>
    </style:style>
    <style:style style:name="T24" style:family="text">
      <style:text-properties officeooo:rsid="0028b00f"/>
    </style:style>
    <style:style style:name="T25" style:family="text">
      <style:text-properties officeooo:rsid="0029112e"/>
    </style:style>
    <style:style style:name="T26" style:family="text">
      <style:text-properties officeooo:rsid="002ad86b"/>
    </style:style>
    <style:style style:name="T27" style:family="text">
      <style:text-properties officeooo:rsid="002cba03"/>
    </style:style>
    <style:style style:name="T28" style:family="text">
      <style:text-properties fo:color="#000000" style:font-name="Consolas" fo:font-size="10pt" style:font-size-asian="10pt"/>
    </style:style>
    <style:style style:name="T29" style:family="text">
      <style:text-properties fo:color="#000000" style:font-name="Consolas" fo:font-size="10pt" fo:font-style="italic" style:font-size-asian="10pt" style:font-style-asian="italic"/>
    </style:style>
    <style:style style:name="T30" style:family="text">
      <style:text-properties fo:color="#2a00ff" style:font-name="Consolas" fo:font-size="10pt" style:text-underline-style="solid" style:text-underline-width="auto" style:text-underline-color="font-color" style:font-size-asian="10pt"/>
    </style:style>
    <style:style style:name="T31" style:family="text">
      <style:text-properties fo:color="#2a00ff" style:font-name="Consolas" fo:font-size="10pt" style:font-size-asian="10pt"/>
    </style:style>
    <style:style style:name="T32" style:family="text">
      <style:text-properties fo:color="#2a00ff" style:font-name="Consolas" fo:font-size="10pt" officeooo:rsid="002e3a08" style:font-size-asian="10pt"/>
    </style:style>
    <style:style style:name="T33" style:family="text">
      <style:text-properties fo:color="#3f7f5f" style:font-name="Consolas" fo:font-size="10pt" style:font-size-asian="10pt"/>
    </style:style>
    <style:style style:name="T34" style:family="text">
      <style:text-properties fo:color="#7f0055" style:font-name="Consolas" fo:font-size="10pt" fo:font-weight="bold" style:font-size-asian="10pt" style:font-weight-asian="bold"/>
    </style:style>
    <style:style style:name="T35" style:family="text">
      <style:text-properties fo:color="#0000c0" style:font-name="Consolas" fo:font-size="10pt" fo:font-style="italic" fo:font-weight="bold" style:font-size-asian="10pt" style:font-style-asian="italic" style:font-weight-asian="bold"/>
    </style:style>
    <style:style style:name="T36" style:family="text">
      <style:text-properties fo:color="#0000c0" style:font-name="Consolas" fo:font-size="10pt" style:font-size-asian="10pt"/>
    </style:style>
    <style:style style:name="T37" style:family="text">
      <style:text-properties fo:color="#6a3e3e" style:font-name="Consolas" fo:font-size="10pt" style:font-size-asian="10pt"/>
    </style:style>
    <style:style style:name="T38" style:family="text">
      <style:text-properties officeooo:rsid="0030073f"/>
    </style:style>
    <style:style style:name="T39" style:family="text">
      <style:text-properties officeooo:rsid="0036dbeb"/>
    </style:style>
    <style:style style:name="T40" style:family="text">
      <style:text-properties fo:color="#3f5fbf" style:font-name="Consolas" fo:font-size="10pt" style:font-size-asian="10pt"/>
    </style:style>
    <style:style style:name="T41" style:family="text">
      <style:text-properties fo:color="#7f9fbf" style:font-name="Consolas" fo:font-size="10pt" fo:font-weight="bold" style:font-size-asian="10pt" style:font-weight-asian="bold"/>
    </style:style>
    <style:style style:name="T42" style:family="text">
      <style:text-properties officeooo:rsid="00384880"/>
    </style:style>
    <style:style style:name="T43" style:family="text">
      <style:text-properties officeooo:rsid="0038b1f8"/>
    </style:style>
    <style:style style:name="T44" style:family="text">
      <style:text-properties officeooo:rsid="003f28b5"/>
    </style:style>
    <style:style style:name="T45" style:family="text">
      <style:text-properties officeooo:rsid="0040a585"/>
    </style:style>
    <style:style style:name="T46" style:family="text">
      <style:text-properties officeooo:rsid="0046ffe6"/>
    </style:style>
    <style:style style:name="T47" style:family="text">
      <style:text-properties fo:font-style="normal" officeooo:rsid="0046ffe6" style:font-style-asian="normal" style:font-style-complex="normal"/>
    </style:style>
    <style:style style:name="T48" style:family="text">
      <style:text-properties officeooo:rsid="00494ebc"/>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mplementation of a </text:p>
      <text:p text:style-name="P32">JDBC <text:span text:style-name="T19">d</text:span>river for Postgres </text:p>
      <text:p text:style-name="P32">to be used by SIARD<text:span text:style-name="T1"> Suite 2.1</text:span></text:p>
      <text:p text:style-name="P26">Development Journal by its Developer </text:p>
      <text:p text:style-name="P26">Hartwig Thomas</text:p>
      <text:h text:style-name="Heading_20_1" text:outline-level="1">Introduction</text:h>
      <text:p text:style-name="P1">The SIARD concept and reference implementation are explained in the open-source SIARD projects (<text:a xlink:type="simple" xlink:href="https://github.com/sfa-siard/" text:style-name="Internet_20_link" text:visited-style-name="Visited_20_Internet_20_Link">https://github.com/sfa-siard/</text:a>).</text:p>
      <text:p text:style-name="Text_20_body">A driver for the <text:span text:style-name="T2">Postgre</text:span><text:span text:style-name="T3">SQL</text:span> database management system (DBMS) was not part of the reference implementation SIARD Suite 2.1 of the Swiss Federal Archives (SFA) before July 2019. Now the have decided to add the <text:span text:style-name="T2">Postgre</text:span><text:span text:style-name="T3">SQL</text:span> DBMS <text:span text:style-name="T19">(also known as </text:span><text:span text:style-name="T3">Postgres</text:span><text:span text:style-name="T19">) </text:span>to the list of DBMS supported by SIARD<text:span text:style-name="T19"> </text:span>Suite<text:span text:style-name="T19"> </text:span>2.1.</text:p>
      <text:p text:style-name="P1">The purpose of this journal of the development of the new JDBC <text:span text:style-name="T19">d</text:span>river is to serve as a guide-line for implementors of future JDBC <text:span text:style-name="T19">d</text:span>rivers for SIARD.</text:p>
      <text:h text:style-name="Heading_20_1" text:outline-level="1">Creation of the Project on Github</text:h>
      <text:p text:style-name="Hanging_20_indent">June 14<text:tab/>At the start of the project, I requested the creation of the project <text:a xlink:type="simple" xlink:href="https://github.com/sfa-siard/JdbcPostgres.git" text:style-name="Internet_20_link" text:visited-style-name="Visited_20_Internet_20_Link">https://github.com/sfa-siard/JdbcPostgres.git</text:a> on Github from the SFA, which was prompty executed by the Audun Lund, the person responsible for SIARD at the SFA.</text:p>
      <text:p text:style-name="Hanging_20_indent">June 19<text:tab/>The Eclipse project was created from the Github repository. <text:span text:style-name="T21">(The binary path was changed from </text:span><text:span text:style-name="T5">bin</text:span><text:span text:style-name="T21"> to </text:span><text:span text:style-name="T5">build</text:span><text:span text:style-name="T21">, because </text:span><text:span text:style-name="T5">bin</text:span><text:span text:style-name="T21"> is reserved for scripts in the distribution.) </text:span>A branch <text:span text:style-name="T2">dev/enter</text:span> was created from the branch <text:span text:style-name="T2">master</text:span>. All development takes place on this development branch, until the SFA will approve the integration in the master branch and the publication of a binary release of SIARD Suite 2.1 including the new JDBC Driver.</text:p>
      <text:p text:style-name="P27">July 11<text:tab/>The contracts are signed, the development can start. The source folders <text:span text:style-name="T2">src</text:span> and <text:span text:style-name="T2">test</text:span> and the folders <text:span text:style-name="T2">doc</text:span>, <text:span text:style-name="T2">etc</text:span>, <text:span text:style-name="T2">lib</text:span>, and <text:span text:style-name="T2">tmp</text:span> are created, initial versions of LICENSE.txt, README.txt, and RELEASE.txt are copied from other JDBC drivers and adaped. Similarly the files <text:span text:style-name="T2">build.properties</text:span> (excluded from version control!), <text:span text:style-name="T2">build.properties.template</text:span>, <text:span text:style-name="T2">etc/debug.properties</text:span> and <text:soft-page-break/><text:span text:style-name="T2">etc/logging.properties</text:span> and <text:span text:style-name="T2">src/META_INF/MANIFEST.MF</text:span> are copied and adapted.</text:p>
      <text:p text:style-name="P2">The files <text:span text:style-name="T2">.gitattributes</text:span> and <text:span text:style-name="T2">.gitignore</text:span> are copied and adapted.</text:p>
      <text:p text:style-name="First_20_line_20_indent">The JAR files</text:p>
      <text:list xml:id="list8300923225164960772" text:style-name="L1">
        <text:list-item>
          <text:p text:style-name="P42"><text:span text:style-name="T3">jdbcbase.jar</text:span><text:span text:style-name="T19"> (from SIARD project </text:span><text:span text:style-name="T3">JdbcBase</text:span><text:span text:style-name="T19">),</text:span></text:p>
        </text:list-item>
        <text:list-item>
          <text:p text:style-name="P42"><text:span text:style-name="T3">jdbcbase-test.jar</text:span><text:span text:style-name="T19"> (from SIARD project </text:span><text:span text:style-name="T3">JdbcBase</text:span><text:span text:style-name="T19">),</text:span></text:p>
        </text:list-item>
        <text:list-item>
          <text:p text:style-name="P42"><text:span text:style-name="T3">sqlparser.jar</text:span><text:span text:style-name="T19"> (from SIARD project </text:span><text:span text:style-name="T3">SqlParser</text:span><text:span text:style-name="T19">),</text:span></text:p>
        </text:list-item>
        <text:list-item>
          <text:p text:style-name="P42"><text:span text:style-name="T3">antlr-runtime-4.5.2.jar</text:span><text:span text:style-name="T19"> (from ANTLR 4 project used by </text:span><text:span text:style-name="T3">SqlParser</text:span><text:span text:style-name="T19">),</text:span></text:p>
        </text:list-item>
        <text:list-item>
          <text:p text:style-name="P42"><text:span text:style-name="T3">enterutils.jar</text:span><text:span text:style-name="T19"> (from SIARD project </text:span><text:span text:style-name="T3">EnterUtilites</text:span><text:span text:style-name="T19">),</text:span></text:p>
        </text:list-item>
        <text:list-item>
          <text:p text:style-name="P42"><text:span text:style-name="T3">hamcrest-core-1.3.jar</text:span><text:span text:style-name="T19"> (from </text:span><text:span text:style-name="T3">Hamcrest</text:span><text:span text:style-name="T19"> project at </text:span><text:span text:style-name="T3">hamcrest.org</text:span><text:span text:style-name="T19">),</text:span></text:p>
        </text:list-item>
        <text:list-item>
          <text:p text:style-name="P42"><text:span text:style-name="T3">junit-412.jar</text:span><text:span text:style-name="T19"> (from </text:span><text:span text:style-name="T3">JUnit</text:span><text:span text:style-name="T19"> project at </text:span><text:span text:style-name="T3">junit.org</text:span><text:span text:style-name="T19">)</text:span></text:p>
        </text:list-item>
      </text:list>
      <text:p text:style-name="First_20_line_20_indent"><text:span text:style-name="T19">are copied to the </text:span><text:span text:style-name="T3">lib</text:span><text:span text:style-name="T19"> folder and added to the build path. The driver classes for </text:span><text:span text:style-name="T3">Postgres</text:span><text:span text:style-name="T19"> will extend classes in the project </text:span><text:span text:style-name="T3">JdbcBase</text:span><text:span text:style-name="T19">. The driver will make use of </text:span><text:span text:style-name="T3">SqlParser</text:span><text:span text:style-name="T19"> in order to present an interface that conforms to the JDBC 4 standard as well as the SQL 2008 standard. The test classes of the JDBC driver are </text:span><text:span text:style-name="T3">JUnit</text:span><text:span text:style-name="T19"> tests and will extend test classes in the project </text:span><text:span text:style-name="T3">JdbcBase</text:span><text:span text:style-name="T19">.</text:span></text:p>
      <text:p text:style-name="Hanging_20_indent">16 July<text:tab/><text:span text:style-name="T20">This journal </text:span><text:span text:style-name="T4">doc/journal/Development.odt</text:span><text:span text:style-name="T20"> is started.</text:span></text:p>
      <text:h text:style-name="Heading_20_1" text:outline-level="1">Installation of PostgreSQL Database Instance</text:h>
      <text:p text:style-name="P28">19 July<text:tab/>The Postgres database engine (Version 11.3, 64-Bit) was downloaded from <text:a xlink:type="simple" xlink:href="https://www.postgresql.org/download/windows/" text:style-name="Internet_20_link" text:visited-style-name="Visited_20_Internet_20_Link">https://www.postgresql.org/download/windows/</text:a>.<text:span text:style-name="T22"> The local instance on localhost with port 5432 contains a database "postgres". Its "root" user is "postgres" with password "postgres".</text:span></text:p>
      <text:p text:style-name="First_20_line_20_indent">Using pgAdmin4, the (Firefox-) browser is opened on the pgAdmin page. I set the master password to "pgAdmin".</text:p>
      <text:p text:style-name="P3">create user testuser with encrypted password 'testpwd';</text:p>
      <text:p text:style-name="P4">create schema testschema authorization 'testuser';</text:p>
      <text:p text:style-name="P5">A "Server" (connection) instance Test was created in pgAdmin with this database user.</text:p>
      <text:p text:style-name="P5">The JDBC Driver for the Postgres database was downloaded from <text:a xlink:type="simple" xlink:href="https://jdbc.postgresql.org/download.html" text:style-name="Internet_20_link" text:visited-style-name="Visited_20_Internet_20_Link">https://jdbc.postgresql.org/download.html</text:a> and copied to the <text:span text:style-name="T2">lib</text:span> folder of the project <text:span text:style-name="T2">JdbcPostgres</text:span><text:span text:style-name="T25"> and added to the </text:span><text:span text:style-name="T8">Build Path</text:span><text:span text:style-name="T25">.</text:span></text:p>
      <text:h text:style-name="Heading_20_1" text:outline-level="1"><text:soft-page-break/>Basic Extended Classes</text:h>
      <text:p text:style-name="Hanging_20_indent">25.07.2019<text:tab/><text:span text:style-name="T23">The new source class </text:span><text:span text:style-name="T6">postgres/PostgresSqlFactory</text:span><text:span text:style-name="T23"> extends </text:span><text:span text:style-name="T6">BaseSqlFactory</text:span><text:span text:style-name="T23"> and implements </text:span><text:span text:style-name="T6">SqlFactory</text:span><text:span text:style-name="T23"> in project </text:span><text:span text:style-name="T6">SqlParser</text:span><text:span text:style-name="T23">, because we will want to adapt the JDBC driver to standard ISO SQL:2008. Initially its implementation is empty.</text:span></text:p>
      <text:p text:style-name="P6">The new <text:span text:style-name="T25">source </text:span>class <text:span text:style-name="T2">jdbc/PostgresConnection</text:span> extends <text:span text:style-name="T2">BaseConnection</text:span> from project <text:span text:style-name="T2">JdbcBase</text:span> and implements <text:span text:style-name="T2">Connection</text:span> from <text:span text:style-name="T2">java.sql</text:span> (JDBC). Initially it implements a constructor with the wrapped connection as argument and the method <text:span text:style-name="T2">nativeS</text:span><text:span text:style-name="T7">QL</text:span><text:span text:style-name="T24">. This method uses the </text:span><text:span text:style-name="T7">PostgresSqlFactory</text:span><text:span text:style-name="T24"> to parse and format the given SQL statement.</text:span></text:p>
      <text:p text:style-name="P7">The new <text:span text:style-name="T25">source </text:span>class <text:span text:style-name="T2">jdbcx/PostgresDataSource</text:span> extends <text:span text:style-name="T2">BaseDataSource</text:span> from project <text:span text:style-name="T2">JdbcBase</text:span> and implements <text:span text:style-name="T2">DataSource</text:span> from <text:span text:style-name="T2">javax.sql</text:span>.<text:span text:style-name="T25"> It wraps a native </text:span><text:span text:style-name="T8">PGSimpleDataSource</text:span><text:span text:style-name="T25"> of the native Postgres JDBC driver.</text:span></text:p>
      <text:h text:style-name="Heading_20_1" text:outline-level="1">First Connection</text:h>
      <text:p text:style-name="P8">The new test class <text:span text:style-name="T2">jdbcx/PostgresDataSourceTester</text:span> implements JUnit tests of the methods in the source class <text:span text:style-name="T2">jdbcx/PostgresDataSource</text:span>.<text:span text:style-name="T26"> Previously we needed to add the </text:span><text:span text:style-name="T9">JUnit4</text:span><text:span text:style-name="T26"> library to the </text:span><text:span text:style-name="T9">Build Path</text:span><text:span text:style-name="T26">.</text:span></text:p>
      <text:p text:style-name="P9">We want the project to be usable by other developers with different setups of the Postgres database. Therefore we use the file <text:span text:style-name="T2">build.properties</text:span> to read the connection parameters from. This file is never checked into version control. However, a template called <text:span text:style-name="T2">build.properties.template</text:span> is part of version control and contains hints, how to configure the <text:span text:style-name="T2">build.properties</text:span>.</text:p>
      <text:p text:style-name="P10">The class <text:span text:style-name="T2">ConnectionProperties</text:span> from project <text:span text:style-name="T2">JdbcBase</text:span> is used to read the entries in <text:span text:style-name="T2">build.properties</text:span>. We need the JDBC URL of a connection to connect to a Postgres database. We find a description of its structure here: <text:a xlink:type="simple" xlink:href="https://jdbc.postgresql.org/documentation/head/connect.html" text:style-name="Internet_20_link" text:visited-style-name="Visited_20_Internet_20_Link"><text:span text:style-name="T27">https://jdbc.postgresql.org/documentation/head/connect.html</text:span></text:a><text:span text:style-name="T27">. Thus we create these entries in </text:span><text:span text:style-name="T10">build.properties</text:span><text:span text:style-name="T27">:</text:span></text:p>
      <text:p text:style-name="P39"><text:span text:style-name="T28">dbhost=</text:span><text:span text:style-name="T31">localhost</text:span></text:p>
      <text:p text:style-name="P38"><text:span text:style-name="T28">dbport=</text:span><text:span text:style-name="T31">5</text:span><text:span text:style-name="T32">432</text:span></text:p>
      <text:p text:style-name="P38"><text:span text:style-name="T28">dbinstance=</text:span><text:span text:style-name="T30">postgres</text:span><text:span text:style-name="T28"> </text:span><text:span text:style-name="T31">#</text:span><text:span text:style-name="T28"> </text:span><text:span text:style-name="T31">not</text:span><text:span text:style-name="T28"> </text:span><text:span text:style-name="T31">used</text:span><text:span text:style-name="T28"> </text:span><text:span text:style-name="T31">for</text:span><text:span text:style-name="T28"> </text:span><text:span text:style-name="T30">postgres</text:span></text:p>
      <text:p text:style-name="P38"><text:span text:style-name="T28">dbcatalog=</text:span><text:span text:style-name="T30">postgres</text:span></text:p>
      <text:p text:style-name="P38"><text:span text:style-name="T28">dbuser=</text:span><text:span text:style-name="T30">testuser</text:span></text:p>
      <text:p text:style-name="P38"><text:span text:style-name="T28">dbpassword=</text:span><text:span text:style-name="T30">testpwd</text:span></text:p>
      <text:p text:style-name="P38"><text:span text:style-name="T28">dbauser=</text:span><text:span text:style-name="T30">postgres</text:span></text:p>
      <text:p text:style-name="P40"><text:span text:style-name="T28">dbapassword=</text:span><text:span text:style-name="T30">postgres</text:span></text:p>
      <text:p text:style-name="P11">And with their help we create the connection URL in <text:span text:style-name="T2">PostgresDataSourceTester</text:span> as</text:p>
      <text:p text:style-name="P37"><text:span text:style-name="T28"><text:s text:c="2"/></text:span><text:span text:style-name="T33">// see https://jdbc.postgresql.org/documentation/head/connect.html</text:span></text:p>
      <text:p text:style-name="P38"><text:span text:style-name="T28"><text:s text:c="2"/></text:span><text:span text:style-name="T34">private</text:span><text:span text:style-name="T28"> </text:span><text:span text:style-name="T34">static</text:span><text:span text:style-name="T28"> </text:span><text:span text:style-name="T34">final</text:span><text:span text:style-name="T28"> ConnectionProperties </text:span><text:span text:style-name="T35">_cp</text:span><text:span text:style-name="T28"> = </text:span><text:span text:style-name="T34">new</text:span><text:span text:style-name="T28"> ConnectionProperties();</text:span></text:p>
      <text:p text:style-name="P38"><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RL</text:span><text:span text:style-name="T28"> = </text:span><text:span text:style-name="T31">"jdbc:postgresql://"</text:span><text:span text:style-name="T28"> + </text:span><text:span text:style-name="T35">_cp</text:span><text:span text:style-name="T28">.getHost() + </text:span><text:span text:style-name="T31">":"</text:span><text:span text:style-name="T28"> + </text:span><text:span text:style-name="T35">_cp</text:span><text:span text:style-name="T28">.getPort()+</text:span><text:span text:style-name="T31">"/"</text:span><text:span text:style-name="T28">+</text:span><text:span text:style-name="T35">_cp</text:span><text:span text:style-name="T28">.getCatalog();</text:span></text:p>
      <text:p text:style-name="P38"><text:soft-page-break/><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SER</text:span><text:span text:style-name="T28"> = </text:span><text:span text:style-name="T35">_cp</text:span><text:span text:style-name="T28">.getUser();</text:span></text:p>
      <text:p text:style-name="P38"><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PASSWORD</text:span><text:span text:style-name="T28"> = </text:span><text:span text:style-name="T35">_cp</text:span><text:span text:style-name="T28">.getPassword();</text:span></text:p>
      <text:p text:style-name="P12">And we test the connection with</text:p>
      <text:p text:style-name="P41"><text:span text:style-name="T28"><text:s text:c="4"/></text:span><text:span text:style-name="T36">_dsPostgres</text:span><text:span text:style-name="T28">.setUrl(</text:span><text:span text:style-name="T35">_sDB_URL</text:span><text:span text:style-name="T28">);</text:span></text:p>
      <text:p text:style-name="P38"><text:span text:style-name="T28"><text:s text:c="4"/></text:span><text:span text:style-name="T36">_dsPostgres</text:span><text:span text:style-name="T28">.setUser(</text:span><text:span text:style-name="T35">_sDB_USER</text:span><text:span text:style-name="T28">);</text:span></text:p>
      <text:p text:style-name="P38"><text:span text:style-name="T28"><text:s text:c="4"/></text:span><text:span text:style-name="T36">_dsPostgres</text:span><text:span text:style-name="T28">.setPassword(</text:span><text:span text:style-name="T35">_sDB_PASSWORD</text:span><text:span text:style-name="T28">);</text:span></text:p>
      <text:p text:style-name="P38"><text:span text:style-name="T28"><text:s text:c="4"/></text:span><text:span text:style-name="T34">try</text:span><text:span text:style-name="T28"> { </text:span><text:span text:style-name="T36">_conn</text:span><text:span text:style-name="T28"> = </text:span><text:span text:style-name="T36">_dsPostgres</text:span><text:span text:style-name="T28">.getConnection(); }</text:span></text:p>
      <text:p text:style-name="P38"><text:span text:style-name="T28"><text:s text:c="4"/></text:span><text:span text:style-name="T34">catch</text:span><text:span text:style-name="T28">(SQLException </text:span><text:span text:style-name="T37">se</text:span><text:span text:style-name="T28">) { </text:span><text:span text:style-name="T29">fail</text:span><text:span text:style-name="T28">(</text:span><text:span text:style-name="T37">se</text:span><text:span text:style-name="T28">.getClass().getName()+</text:span><text:span text:style-name="T31">": "</text:span><text:span text:style-name="T28">+</text:span><text:span text:style-name="T37">se</text:span><text:span text:style-name="T28">.getMessage()); }</text:span></text:p>
      <text:p text:style-name="P12">The successful test proves, that the connection to the database could be established.</text:p>
      <text:h text:style-name="Heading_20_1" text:outline-level="1">Creating the Driver</text:h>
      <text:p text:style-name="P13">Next we create the wrapped JDBC driver instance which will be used by the <text:span text:style-name="T2">DriverManager</text:span>. The new source class <text:span text:style-name="T2">jdbc/PostgresDriver</text:span> extends <text:span text:style-name="T2">BaseDriver</text:span> of the project <text:span text:style-name="T2">JdbcBase</text:span> and implements <text:span text:style-name="T2">Driver</text:span> from <text:span text:style-name="T2">java.sql</text:span>.</text:p>
      <text:p text:style-name="P13">We need to implement the method <text:span text:style-name="T2">register</text:span> from the <text:span text:style-name="T2">BaseDriver</text:span> class. This makes sure, that previously loaded <text:span text:style-name="T38">instances of the native Postgres </text:span><text:span text:style-name="T11">Driver</text:span><text:span text:style-name="T38"> are replaced by this one in the </text:span><text:span text:style-name="T11">DriverManager</text:span><text:span text:style-name="T38">.</text:span></text:p>
      <text:p text:style-name="P14">Finally we implement the methods <text:span text:style-name="T2">acceptsURL</text:span> and <text:span text:style-name="T2">connect</text:span>.</text:p>
      <text:p text:style-name="P15">Next the test class <text:span text:style-name="T2">PostgresDriverTester</text:span> is implemented. It is largely a copy of <text:span text:style-name="T2">DriverTesters</text:span> of other JDBC projects for SIARD. It makes use of the connection parameters in the <text:span text:style-name="T2">build.properties</text:span> again. Running it yields some property information about the connection.</text:p>
      <text:p text:style-name="P16">This is a good time to add a <text:span text:style-name="T2">services</text:span> folder under <text:span text:style-name="T2">META-INF</text:span> and create a text file there with name <text:span text:style-name="T2">java.sql.Driver</text:span> and content <text:span text:style-name="T2">ch.admin.bar.siard2.jdbc.PostgresDriver</text:span>.</text:p>
      <text:h text:style-name="Heading_20_1" text:outline-level="1">Basic <text:span text:style-name="T2">Statement</text:span> <text:span text:style-name="T39">and </text:span><text:span text:style-name="T13">DatabaseMetaData</text:span><text:span text:style-name="T39"> </text:span>and <text:span text:style-name="T43">testing </text:span><text:span text:style-name="T14">Connection</text:span></text:h>
      <text:p text:style-name="P17">We add the source class <text:span text:style-name="T2">jdbc/PostgresStatement</text:span> which extends <text:span text:style-name="T2">BaseStatement</text:span> of the project <text:span text:style-name="T2">JdbcBase</text:span> and implements <text:span text:style-name="T2">Statement</text:span> from <text:span text:style-name="T2">java.sql</text:span>. Initially we just implement a simple constructor:</text:p>
      <text:p text:style-name="P33"><text:span text:style-name="T28"><text:s text:c="2"/></text:span><text:span text:style-name="T33">/*------------------------------------------------------------------*/</text:span></text:p>
      <text:p text:style-name="P33"><text:span text:style-name="T28"><text:s text:c="2"/></text:span><text:span text:style-name="T40">/** constructor</text:span></text:p>
      <text:p text:style-name="P33"><text:span text:style-name="T40"><text:s text:c="3"/>* </text:span><text:span text:style-name="T41">@param</text:span><text:span text:style-name="T40"> stmtWrapped statement to be wrapped.</text:span></text:p>
      <text:p text:style-name="P35"><text:s text:c="3"/>*/</text:p>
      <text:p text:style-name="P33"><text:span text:style-name="T28"><text:s text:c="2"/></text:span><text:span text:style-name="T34">public</text:span><text:span text:style-name="T28"> PostgresStatement(Statement </text:span><text:span text:style-name="T37">stmtWrapped</text:span><text:span text:style-name="T28">, PostgresConnection </text:span><text:span text:style-name="T37">conn</text:span><text:span text:style-name="T28">)</text:span></text:p>
      <text:p text:style-name="P33"><text:span text:style-name="T28"><text:s text:c="4"/></text:span><text:span text:style-name="T34">throws</text:span><text:span text:style-name="T28"> SQLException</text:span></text:p>
      <text:p text:style-name="P36"><text:s text:c="2"/>{</text:p>
      <text:p text:style-name="P33"><text:span text:style-name="T28"><text:s text:c="4"/></text:span><text:span text:style-name="T34">super</text:span><text:span text:style-name="T28">(</text:span><text:span text:style-name="T37">stmtWrapped</text:span><text:span text:style-name="T28">);</text:span></text:p>
      <text:p text:style-name="P33"><text:span text:style-name="T28"><text:s text:c="2"/>} </text:span><text:span text:style-name="T33">/* constructor */</text:span></text:p>
      <text:p text:style-name="Standard"/>
      <text:p text:style-name="P17"><text:soft-page-break/>This entails the implementation of <text:span text:style-name="T2">createStatement,</text:span> <text:span text:style-name="T2">prepareStatement</text:span> and <text:span text:style-name="T2">prepareCall</text:span> in <text:span text:style-name="T2">PostgresConnection</text:span><text:span text:style-name="T42"> which return wrapped </text:span><text:span text:style-name="T12">Statement</text:span><text:span text:style-name="T42"> instances, normalizing the input SQL statement first.</text:span></text:p>
      <text:p text:style-name="P18">Similarly we add the source class <text:span text:style-name="T2">jdbc/PostgresDatabaseMetaData</text:span> which extends <text:span text:style-name="T2">BaseDatabaseMetaData</text:span> of the project <text:span text:style-name="T2">JdbcBase</text:span> and implements <text:span text:style-name="T2">DatabaseMetaData</text:span> from <text:span text:style-name="T2">java.sql</text:span>. In this class too, we just implement a simple constructor:</text:p>
      <text:p text:style-name="P34"><text:span text:style-name="T28"><text:s text:c="2"/></text:span><text:span text:style-name="T33">/*------------------------------------------------------------------*/</text:span></text:p>
      <text:p text:style-name="P33"><text:span text:style-name="T28"><text:s text:c="2"/></text:span><text:span text:style-name="T40">/** constructor</text:span></text:p>
      <text:p text:style-name="P33"><text:span text:style-name="T40"><text:s text:c="3"/>* </text:span><text:span text:style-name="T41">@param</text:span><text:span text:style-name="T40"> dmdWrapped database meta data to be wrapped.</text:span></text:p>
      <text:p text:style-name="P35"><text:s text:c="3"/>*/</text:p>
      <text:p text:style-name="P33"><text:span text:style-name="T28"><text:s text:c="2"/></text:span><text:span text:style-name="T34">public</text:span><text:span text:style-name="T28"> PostgresDatabaseMetaData(DatabaseMetaData </text:span><text:span text:style-name="T37">dmdWrapped</text:span><text:span text:style-name="T28">)</text:span></text:p>
      <text:p text:style-name="P36"><text:s text:c="2"/>{</text:p>
      <text:p text:style-name="P33"><text:span text:style-name="T28"><text:s text:c="4"/></text:span><text:span text:style-name="T34">super</text:span><text:span text:style-name="T28">(</text:span><text:span text:style-name="T37">dmdWrapped</text:span><text:span text:style-name="T28">);</text:span></text:p>
      <text:p text:style-name="P33"><text:span text:style-name="T28"><text:s text:c="2"/>} </text:span><text:span text:style-name="T33">/* constructor */</text:span></text:p>
      <text:p text:style-name="P18">Now we can add the method <text:span text:style-name="T2">getMetaData</text:span> to class <text:span text:style-name="T2">PostgresConnection</text:span> which returns a wrapped <text:span text:style-name="T2">DatabaseMetaData</text:span> instance.</text:p>
      <text:p text:style-name="P19">Now we can start testing this version of <text:span text:style-name="T2">PostgresConnection</text:span>. We create in test the JUnit test class <text:span text:style-name="T2">PostgresConnectionTester</text:span> which extends <text:span text:style-name="T2">BaseConnectionTester</text:span> of the project <text:span text:style-name="T2">JdbcBase</text:span>. This implements simple tests of all methods of the JDBC interface <text:span text:style-name="T2">Connection</text:span>. So, after having established the connection parameters, we can run the Tester class.</text:p>
      <text:p text:style-name="P20">A first run of the tests only reveals the method <text:span text:style-name="T2">createArrayOf</text:span> as problematic. Apparently this is not implemented in the native driver. (It does not claim to be compliant.)</text:p>
      <text:p text:style-name="P20">This leads to the question, how we shall implement the complex data types UDT and Array. According to the <text:a xlink:type="simple" xlink:href="https://www.postgresql.org/docs/11/datatype.html" text:style-name="Internet_20_link" text:visited-style-name="Visited_20_Internet_20_Link">documentation of the Postgres data types</text:a> the array type exists for the Postgres DBMS.</text:p>
      <text:p text:style-name="P20">But before we start on arrays, we are interested in handling the simple data types first.</text:p>
      <text:h text:style-name="Heading_20_1" text:outline-level="1">Testing DatabaseMetaData and establishing the data type map</text:h>
      <text:p text:style-name="P20">For this purpose we create the JUnit test class <text:span text:style-name="T2">PostgresDatabaseMetaDataTester</text:span> in test which extends <text:span text:style-name="T2">BaseDatabaseMetaDataTester</text:span> of the project <text:span text:style-name="T2">JdbcBase</text:span>. This also inherits simple tests of all methods defined in the interface.</text:p>
      <text:p text:style-name="P21">We implement the test of <text:span text:style-name="T2">getTypeInfo</text:span> in this class to print all native types in the database. <text:span text:style-name="T44">The result is copied to a spreadsheet </text:span><text:span text:style-name="T15">doc/journal/TypeInfo.ods</text:span><text:span text:style-name="T44"> and used as a basis for establishing a data type map from Postgres data types to SQL:2008 data types and the other way around. (We shall not override </text:span><text:span text:style-name="T15">getTypeInfo</text:span><text:span text:style-name="T44"> to conform to the SQL:2008 </text:span><text:soft-page-break/><text:span text:style-name="T44">standard, because the standard ISO data types are always the same and therefore known.)</text:span></text:p>
      <text:p text:style-name="P22">We implement the enum <text:span text:style-name="T2">postgres/Post</text:span><text:span text:style-name="T17">g</text:span><text:span text:style-name="T2">resType</text:span> which lists all Postgres data types which we expect to encounter in a Postgres database table together with the SQL:2008 data type which we will use to represent this type.</text:p>
      <text:h text:style-name="Heading_20_1" text:outline-level="1">Native Test Database</text:h>
      <text:p text:style-name="Hanging_20_indent">29.07.2019<text:tab/>We want to create a test database with tables and all possible native types that can be encountered in Postgres databases.<text:span text:style-name="T45"> This will help making sure that all column types are reported correctly in the method </text:span><text:span text:style-name="T16">getColumns</text:span><text:span text:style-name="T45"> of </text:span><text:span text:style-name="T16">DatabaseMetaData</text:span><text:span text:style-name="T45"> and that their values are retrieved correctly in the </text:span><text:span text:style-name="T16">get-</text:span><text:span text:style-name="T45"> methods of </text:span><text:span text:style-name="T16">ResultSet</text:span><text:span text:style-name="T45">. The test database will be reestablished for each JUnit test in order to guarantee the same database state each time.</text:span></text:p>
      <text:p text:style-name="P29">30.07.2019<text:tab/>Because Postgres is the first DBMS to support the <text:span text:style-name="T2">INTERVAL</text:span> data type in accordance with the SQL:2008 standard, a slight correction of the formatting of such values needed to be made in project <text:span text:style-name="T2">SqlParser</text:span>.</text:p>
      <text:p text:style-name="P30">15.08.2019 The test database <text:span text:style-name="T2">postgres/TestPostgresDatabase</text:span> is implemented in <text:span text:style-name="T2">test</text:span>. It contains a simple table containing a column of each simple type which can be defined in Postgres listed in <text:span text:style-name="T2">postgres/PostgresType</text:span> as well as a complex table containing a column of each complex type. The test <text:span text:style-name="T2">getUserColumns</text:span> in <text:span text:style-name="T2">PostgresDatabaseMetaDataTester</text:span> is used for checking, whether the Postgres types are mapped sensibly to the SQL:2008 types.</text:p>
      <text:p text:style-name="First_20_line_20_indent">One tricky problem, which cost a day to identify, was the fact that the native <text:span text:style-name="T2">DataSource</text:span> actually uses the <text:span text:style-name="T2">DriverManager</text:span> to find the <text:span text:style-name="T2">Driver</text:span> and uses it to return an instance of PostgresConnection which does not need to be wrapped any more.</text:p>
      <text:p text:style-name="P24"><text:span text:style-name="T46">Then </text:span><text:span text:style-name="T17">jdbc/PostgresMetaColumns</text:span><text:span text:style-name="T46"> was implemented to map the Postgres column meta data to SQL:2008 meta data. (For the moment it is left undecided, how we shall map the range types.) After <text:s/></text:span><text:span text:style-name="T17">PostgresDatabaseMetaDataTester. getUserColumns</text:span><text:span text:style-name="T47"> terminates successfully we can be sure, that the meta data methods used by SIARD for the download are correct.</text:span></text:p>
      <text:p text:style-name="P23">Next we implement the test database <text:span text:style-name="T2">postgres/TestSqlDatabase</text:span>. It does not use native statements and types but instead makes use of the wrapped JDBC driver and uses standard SQL for the creation of the database. This forces us to implement the mapping from SQL:2008 in the <text:soft-page-break/>façade JDBC classes. When it works, we will have made sure that nearly all meta data methods used by SIARD for the upload are correct.</text:p>
      <text:p text:style-name="P25">Converting SQL:2008 to Postgres SQL is achieved by creating the Statement wrapper <text:span text:style-name="T2">jdbc/PostgresStatement</text:span>. In it we always call <text:span text:style-name="T2">Connection.nativeSQL</text:span> to convert standard SQL to native SQL. In <text:span text:style-name="T2">Connection.nativeSQL</text:span> the standard SQL is parsed and formatted. Whenever we need to adapt standard SQL to native SQL the formatting is changed by overriding some class of the <text:span text:style-name="T2">SqlParser</text:span>. We achieve this by extending the original class and adding it to the <text:span text:style-name="T2">PostgresSqlFactory</text:span>, which is the central mechanism of inversion of control in <text:span text:style-name="T2">SqlParser</text:span>. As Postgres SQL is fairly close to the standard SQL, we mainly need to override the data type classes, which map standard data types to Postgres data types.</text:p>
      <text:p text:style-name="P31">29.08.2019 The <text:span text:style-name="T2">jdbc/PostgresStatementTester</text:span> presents no problems. only very few <text:span text:style-name="T48">corrections must be made in </text:span><text:span text:style-name="T18">jdbc/PostgresStatement</text:span><text:span text:style-name="T48">. (The long times between journal entries are partly due to much learning about the Postgres internals.)</text:span></text:p>
      <text:p text:style-name="First_20_line_20_indent"><text:span text:style-name="T48">After having tested the mapping of the meta data to standard SQL, the test class </text:span><text:span text:style-name="T18">jdbc/PostgresResultSetTester</text:span><text:span text:style-name="T48"> makes sure, that all data values of each data type are downloaded correctly and that all uploaded data values are preserved on download.</text:span></text:p>
      <text:p text:style-name="Hanging_20_indent">24.09.2019 The test methods <text:span text:style-name="T2">testGetObject....</text:span> in <text:span text:style-name="T2">jdbc/PostgresResultSetTester</text:span> serve to check, that the content gotten from the database is equal to the content downloaded from the database (e.g. by SIARD). They lead to many small modifications of the JDBC wrapper source code.</text:p>
      <text:p text:style-name="P43">4.10.2019 After the basic data type download tested in <text:span text:style-name="T2">testGetObjectSqlSimple</text:span> and testGetObjectNativeSimple the complex data types (UDTs, ARRAYs) are verified in <text:s/><text:span text:style-name="T2">testGetObjectNativeComplex</text:span> and <text:s/><text:span text:style-name="T2">testGetObjectSqlCompl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name="DejaVu Serif" fo:font-family="'DejaVu Serif'" style:font-family-generic="roman"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1cm" style:auto-text-indent="false" style:writing-mode="page">
        <style:tab-stops/>
      </style:paragraph-properties>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1cm" fo:margin-right="0cm" fo:text-indent="0cm" style:auto-text-indent="false" style:writing-mode="pag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twig Thomas</meta:initial-creator>
    <meta:creation-date>2019-07-16T11:02:52.189000000</meta:creation-date>
    <dc:date>2019-10-04T10:09:37.679000000</dc:date>
    <dc:creator>Hartwig Thomas</dc:creator>
    <meta:editing-duration>PT4H48M47S</meta:editing-duration>
    <meta:editing-cycles>22</meta:editing-cycles>
    <meta:generator>LibreOffice/5.1.3.2$Windows_x86 LibreOffice_project/644e4637d1d8544fd9f56425bd6cec110e49301b</meta:generator>
    <meta:document-statistic meta:table-count="0" meta:image-count="0" meta:object-count="0" meta:page-count="7" meta:paragraph-count="108" meta:word-count="2004" meta:character-count="13972" meta:non-whitespace-character-count="12005"/>
  </office:meta>
</office:document-meta>
</file>